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text/xml" manifest:full-path="Object 4/styles.xm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spreadsheet" manifest:version="1.2" manifest:full-path="Object 4/"/>
  <manifest:file-entry manifest:media-type="" manifest:full-path="Object 5/Configurations2/"/>
  <manifest:file-entry manifest:media-type="" manifest:full-path="Object 5/statusbar/"/>
  <manifest:file-entry manifest:media-type="" manifest:full-path="Object 5/floater/"/>
  <manifest:file-entry manifest:media-type="" manifest:full-path="Object 5/popupmenu/"/>
  <manifest:file-entry manifest:media-type="text/xml" manifest:full-path="Object 5/content.xml"/>
  <manifest:file-entry manifest:media-type="" manifest:full-path="Object 5/progressbar/"/>
  <manifest:file-entry manifest:media-type="text/xml" manifest:full-path="Object 5/styles.xml"/>
  <manifest:file-entry manifest:media-type="" manifest:full-path="Object 5/menubar/"/>
  <manifest:file-entry manifest:media-type="" manifest:full-path="Object 5/toolbar/"/>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Standard">
      <style:text-properties officeooo:rsid="00198d35" officeooo:paragraph-rsid="00198d35"/>
    </style:style>
    <style:style style:name="P2" style:family="paragraph" style:parent-style-name="Standard">
      <style:text-properties officeooo:rsid="00198d35" officeooo:paragraph-rsid="001ed1d3"/>
    </style:style>
    <style:style style:name="P3" style:family="paragraph" style:parent-style-name="Standard">
      <style:text-properties officeooo:rsid="00198d35" officeooo:paragraph-rsid="00200066"/>
    </style:style>
    <style:style style:name="P4" style:family="paragraph" style:parent-style-name="Standard">
      <style:text-properties fo:font-weight="bold" officeooo:rsid="00198d35" officeooo:paragraph-rsid="00198d35" style:font-weight-asian="bold" style:font-weight-complex="bold"/>
    </style:style>
    <style:style style:name="P5" style:family="paragraph" style:parent-style-name="Standard">
      <style:text-properties fo:font-weight="bold" officeooo:rsid="00198d35" officeooo:paragraph-rsid="00269fb4" style:font-weight-asian="bold" style:font-weight-complex="bold"/>
    </style:style>
    <style:style style:name="P6" style:family="paragraph" style:parent-style-name="Standard">
      <style:text-properties fo:font-weight="bold" officeooo:rsid="00198d35" officeooo:paragraph-rsid="0027fd76" style:font-weight-asian="bold" style:font-weight-complex="bold"/>
    </style:style>
    <style:style style:name="P7" style:family="paragraph" style:parent-style-name="Standard">
      <style:text-properties fo:font-weight="bold" officeooo:rsid="001e3866" officeooo:paragraph-rsid="00198d35" style:font-weight-asian="bold" style:font-weight-complex="bold"/>
    </style:style>
    <style:style style:name="P8" style:family="paragraph" style:parent-style-name="Standard">
      <style:text-properties fo:font-weight="bold" officeooo:rsid="001ed1d3" officeooo:paragraph-rsid="001ed1d3" style:font-weight-asian="bold" style:font-weight-complex="bold"/>
    </style:style>
    <style:style style:name="P9" style:family="paragraph" style:parent-style-name="Standard">
      <style:text-properties fo:font-weight="normal" officeooo:rsid="00198d35" officeooo:paragraph-rsid="00198d35" style:font-weight-asian="normal" style:font-weight-complex="normal"/>
    </style:style>
    <style:style style:name="P10" style:family="paragraph" style:parent-style-name="Standard">
      <style:text-properties fo:font-weight="normal" officeooo:rsid="00198d35" officeooo:paragraph-rsid="00269fb4" style:font-weight-asian="normal" style:font-weight-complex="normal"/>
    </style:style>
    <style:style style:name="P11" style:family="paragraph" style:parent-style-name="Standard">
      <style:text-properties fo:font-weight="normal" officeooo:rsid="00198d35" officeooo:paragraph-rsid="0027fd76" style:font-weight-asian="normal" style:font-weight-complex="normal"/>
    </style:style>
    <style:style style:name="P12" style:family="paragraph" style:parent-style-name="Standard">
      <style:text-properties fo:font-weight="normal" officeooo:rsid="001e3866" officeooo:paragraph-rsid="001e3866" style:font-weight-asian="normal" style:font-weight-complex="normal"/>
    </style:style>
    <style:style style:name="P13" style:family="paragraph" style:parent-style-name="Standard">
      <style:text-properties fo:font-weight="normal" officeooo:rsid="001ed1d3" officeooo:paragraph-rsid="001ed1d3" style:font-weight-asian="normal" style:font-weight-complex="normal"/>
    </style:style>
    <style:style style:name="P14" style:family="paragraph" style:parent-style-name="Standard">
      <style:text-properties fo:font-weight="normal" officeooo:rsid="001ed1d3" officeooo:paragraph-rsid="00269fb4" style:font-weight-asian="normal" style:font-weight-complex="normal"/>
    </style:style>
    <style:style style:name="P15" style:family="paragraph" style:parent-style-name="Standard">
      <style:text-properties fo:font-weight="normal" officeooo:rsid="001ed1d3" officeooo:paragraph-rsid="0027fd76" style:font-weight-asian="normal" style:font-weight-complex="normal"/>
    </style:style>
    <style:style style:name="P16" style:family="paragraph" style:parent-style-name="Standard">
      <style:text-properties fo:font-weight="normal" officeooo:rsid="001ed1d3" officeooo:paragraph-rsid="002849a4" style:font-weight-asian="normal" style:font-weight-complex="normal"/>
    </style:style>
    <style:style style:name="P17" style:family="paragraph" style:parent-style-name="Standard">
      <style:text-properties fo:font-weight="normal" officeooo:rsid="002b72d4" officeooo:paragraph-rsid="002b72d4" style:font-weight-asian="normal" style:font-weight-complex="normal"/>
    </style:style>
    <style:style style:name="P18" style:family="paragraph" style:parent-style-name="Standard">
      <style:text-properties fo:font-weight="normal" officeooo:rsid="00269fb4" officeooo:paragraph-rsid="0027fd76" style:font-weight-asian="normal" style:font-weight-complex="normal"/>
    </style:style>
    <style:style style:name="P19" style:family="paragraph" style:parent-style-name="Standard">
      <style:text-properties fo:font-weight="normal" officeooo:rsid="002a46ef" officeooo:paragraph-rsid="002a46ef" style:font-weight-asian="normal" style:font-weight-complex="normal"/>
    </style:style>
    <style:style style:name="P20" style:family="paragraph" style:parent-style-name="Standard">
      <style:text-properties fo:font-weight="normal" officeooo:rsid="002849a4" officeooo:paragraph-rsid="002849a4" style:font-weight-asian="normal" style:font-weight-complex="normal"/>
    </style:style>
    <style:style style:name="P21" style:family="paragraph" style:parent-style-name="Standard">
      <style:text-properties officeooo:rsid="001ed1d3" officeooo:paragraph-rsid="001ed1d3"/>
    </style:style>
    <style:style style:name="P22" style:family="paragraph" style:parent-style-name="Standard">
      <style:text-properties officeooo:rsid="001ed1d3" officeooo:paragraph-rsid="00198d35"/>
    </style:style>
    <style:style style:name="P23" style:family="paragraph" style:parent-style-name="Standard">
      <style:text-properties officeooo:rsid="001afcc1" officeooo:paragraph-rsid="001afcc1"/>
    </style:style>
    <style:style style:name="P24" style:family="paragraph" style:parent-style-name="Standard">
      <style:text-properties fo:font-size="12pt" fo:font-weight="normal" officeooo:rsid="00269fb4" officeooo:paragraph-rsid="002d93ea" style:font-size-asian="12pt" style:font-weight-asian="normal" style:font-size-complex="12pt" style:font-weight-complex="normal"/>
    </style:style>
    <style:style style:name="P25" style:family="paragraph" style:parent-style-name="Standard">
      <style:text-properties fo:font-size="12pt" fo:font-weight="normal" officeooo:rsid="00269fb4" officeooo:paragraph-rsid="00327a78" style:font-size-asian="12pt" style:font-weight-asian="normal" style:font-size-complex="12pt" style:font-weight-complex="normal"/>
    </style:style>
    <style:style style:name="P26" style:family="paragraph" style:parent-style-name="Standard">
      <style:text-properties fo:font-size="12pt" fo:font-weight="normal" officeooo:rsid="002d93ea" officeooo:paragraph-rsid="002d93ea" style:font-size-asian="12pt" style:font-weight-asian="normal" style:font-size-complex="12pt" style:font-weight-complex="normal"/>
    </style:style>
    <style:style style:name="P27" style:family="paragraph" style:parent-style-name="Standard">
      <style:text-properties fo:font-size="12pt" fo:font-weight="normal" officeooo:rsid="002ef569" officeooo:paragraph-rsid="002d93ea" style:font-size-asian="12pt" style:font-weight-asian="normal" style:font-size-complex="12pt" style:font-weight-complex="normal"/>
    </style:style>
    <style:style style:name="P28" style:family="paragraph" style:parent-style-name="Standard">
      <style:text-properties fo:font-size="12pt" fo:font-weight="normal" officeooo:rsid="002f1b7b" officeooo:paragraph-rsid="00327a78" style:font-size-asian="12pt" style:font-weight-asian="normal" style:font-size-complex="12pt" style:font-weight-complex="normal"/>
    </style:style>
    <style:style style:name="P29" style:family="paragraph" style:parent-style-name="Standard">
      <style:text-properties fo:font-size="12pt" fo:font-weight="normal" officeooo:rsid="00327a78" officeooo:paragraph-rsid="00327a78" style:font-size-asian="12pt" style:font-weight-asian="normal" style:font-size-complex="12pt" style:font-weight-complex="normal"/>
    </style:style>
    <style:style style:name="P30" style:family="paragraph" style:parent-style-name="Standard">
      <style:text-properties fo:font-size="14pt" fo:font-weight="bold" officeooo:rsid="002d93ea" officeooo:paragraph-rsid="002d93ea" style:font-size-asian="14pt" style:font-weight-asian="bold" style:font-size-complex="14pt" style:font-weight-complex="bold"/>
    </style:style>
    <style:style style:name="P31" style:family="paragraph" style:parent-style-name="Standard" style:list-style-name="L1">
      <style:text-properties officeooo:paragraph-rsid="00182d7d"/>
    </style:style>
    <style:style style:name="P32" style:family="paragraph" style:parent-style-name="Standard" style:list-style-name="L2">
      <style:text-properties officeooo:rsid="00198d35" officeooo:paragraph-rsid="00198d35"/>
    </style:style>
    <style:style style:name="P33" style:family="paragraph" style:parent-style-name="Standard" style:list-style-name="L2">
      <style:text-properties officeooo:rsid="0019cbf1" officeooo:paragraph-rsid="0019cbf1"/>
    </style:style>
    <style:style style:name="P34" style:family="paragraph" style:parent-style-name="Standard" style:list-style-name="L2">
      <style:text-properties officeooo:rsid="00200066" officeooo:paragraph-rsid="00200066"/>
    </style:style>
    <style:style style:name="P35" style:family="paragraph" style:parent-style-name="Standard" style:list-style-name="L2">
      <style:text-properties officeooo:rsid="002136b0" officeooo:paragraph-rsid="002136b0"/>
    </style:style>
    <style:style style:name="P36" style:family="paragraph" style:parent-style-name="Standard">
      <style:text-properties fo:font-size="12pt" fo:font-weight="normal" officeooo:rsid="0032d009" officeooo:paragraph-rsid="0039dfd2" style:font-size-asian="12pt" style:font-weight-asian="normal" style:font-size-complex="12pt" style:font-weight-complex="normal"/>
    </style:style>
    <style:style style:name="P37" style:family="paragraph" style:parent-style-name="Standard">
      <style:text-properties fo:font-size="12pt" fo:font-weight="normal" officeooo:rsid="0032d009" officeooo:paragraph-rsid="003a6bce" style:font-size-asian="12pt" style:font-weight-asian="normal" style:font-size-complex="12pt" style:font-weight-complex="normal"/>
    </style:style>
    <style:style style:name="P38" style:family="paragraph" style:parent-style-name="Standard">
      <style:text-properties fo:font-size="12pt" fo:font-weight="normal" officeooo:rsid="0032d009" officeooo:paragraph-rsid="003def6d" style:font-size-asian="12pt" style:font-weight-asian="normal" style:font-size-complex="12pt" style:font-weight-complex="normal"/>
    </style:style>
    <style:style style:name="P39" style:family="paragraph" style:parent-style-name="Standard">
      <style:text-properties fo:font-size="12pt" fo:font-weight="bold" officeooo:rsid="0032d009" officeooo:paragraph-rsid="003a6bce" style:font-size-asian="12pt" style:font-weight-asian="bold" style:font-size-complex="12pt" style:font-weight-complex="bold"/>
    </style:style>
    <style:style style:name="T1" style:family="text">
      <style:text-properties officeooo:rsid="00182d7d"/>
    </style:style>
    <style:style style:name="T2" style:family="text">
      <style:text-properties officeooo:rsid="00198d35"/>
    </style:style>
    <style:style style:name="T3" style:family="text">
      <style:text-properties officeooo:rsid="001afcc1"/>
    </style:style>
    <style:style style:name="T4" style:family="text">
      <style:text-properties officeooo:rsid="001e3866"/>
    </style:style>
    <style:style style:name="T5" style:family="text">
      <style:text-properties officeooo:rsid="001ed1d3"/>
    </style:style>
    <style:style style:name="T6" style:family="text">
      <style:text-properties officeooo:rsid="0020133c"/>
    </style:style>
    <style:style style:name="T7" style:family="text">
      <style:text-properties officeooo:rsid="0022b9ea"/>
    </style:style>
    <style:style style:name="T8" style:family="text">
      <style:text-properties fo:font-weight="bold" style:font-weight-asian="bold" style:font-weight-complex="bold"/>
    </style:style>
    <style:style style:name="T9" style:family="text">
      <style:text-properties fo:font-weight="bold" officeooo:rsid="0022b9ea" style:font-weight-asian="bold" style:font-weight-complex="bold"/>
    </style:style>
    <style:style style:name="T10" style:family="text">
      <style:text-properties fo:font-weight="bold" officeooo:rsid="00248366" style:font-weight-asian="bold" style:font-weight-complex="bold"/>
    </style:style>
    <style:style style:name="T11" style:family="text">
      <style:text-properties fo:font-weight="bold" officeooo:rsid="00198d35" style:font-weight-asian="bold" style:font-weight-complex="bold"/>
    </style:style>
    <style:style style:name="T12" style:family="text">
      <style:text-properties fo:font-weight="bold" officeooo:rsid="0039dfd2" style:font-weight-asian="bold" style:font-weight-complex="bold"/>
    </style:style>
    <style:style style:name="T13" style:family="text">
      <style:text-properties officeooo:rsid="0024cce2"/>
    </style:style>
    <style:style style:name="T14" style:family="text">
      <style:text-properties officeooo:rsid="00256ed2"/>
    </style:style>
    <style:style style:name="T15" style:family="text">
      <style:text-properties officeooo:rsid="0025a56d"/>
    </style:style>
    <style:style style:name="T16" style:family="text">
      <style:text-properties officeooo:rsid="00269fb4"/>
    </style:style>
    <style:style style:name="T17" style:family="text">
      <style:text-properties officeooo:rsid="0027fd76"/>
    </style:style>
    <style:style style:name="T18" style:family="text">
      <style:text-properties officeooo:rsid="002849a4"/>
    </style:style>
    <style:style style:name="T19" style:family="text">
      <style:text-properties officeooo:rsid="002d93ea"/>
    </style:style>
    <style:style style:name="T20" style:family="text">
      <style:text-properties officeooo:rsid="002ef569"/>
    </style:style>
    <style:style style:name="T21" style:family="text">
      <style:text-properties officeooo:rsid="002f1b7b"/>
    </style:style>
    <style:style style:name="T22" style:family="text">
      <style:text-properties officeooo:rsid="00310cbf"/>
    </style:style>
    <style:style style:name="T23" style:family="text">
      <style:text-properties officeooo:rsid="00327a78"/>
    </style:style>
    <style:style style:name="T24" style:family="text">
      <style:text-properties officeooo:rsid="0037f2e4"/>
    </style:style>
    <style:style style:name="T25" style:family="text">
      <style:text-properties officeooo:rsid="00384153"/>
    </style:style>
    <style:style style:name="T26" style:family="text">
      <style:text-properties officeooo:rsid="0039dfd2"/>
    </style:style>
    <style:style style:name="T27" style:family="text">
      <style:text-properties officeooo:rsid="003a6bce"/>
    </style:style>
    <style:style style:name="T28" style:family="text">
      <style:text-properties officeooo:rsid="003bf9b1"/>
    </style:style>
    <style:style style:name="T29" style:family="text">
      <style:text-properties officeooo:rsid="003def6d"/>
    </style:style>
    <style:style style:name="fr1" style:family="graphic" style:parent-style-name="OLE">
      <style:graphic-properties style:vertical-pos="from-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0457522" text:style-name="L1">
        <text:list-item>
          <text:p text:style-name="P31"><text:span text:style-name="T1">Test </text:span><text:span text:style-name="T2">script : </text:span><text:span text:style-name="T11">test.sh</text:span></text:p>
        </text:list-item>
      </text:list>
      <text:list xml:id="list717011132" text:style-name="L2">
        <text:list-item>
          <text:p text:style-name="P32">Test log files are placed in <text:span text:style-name="T8">test_log</text:span> folder in the source code</text:p>
        </text:list-item>
        <text:list-item>
          <text:p text:style-name="P33"><text:span text:style-name="T8">time </text:span>command of <text:span text:style-name="T7">Linux</text:span> is used to calculate the performance</text:p>
        </text:list-item>
        <text:list-item>
          <text:p text:style-name="P33">Buffer size is set to a maximum of <text:span text:style-name="T8">4096</text:span> bytes for every read / write</text:p>
        </text:list-item>
        <text:list-item>
          <text:p text:style-name="P34">Every access is repeated <text:span text:style-name="T8">200 </text:span>times</text:p>
        </text:list-item>
        <text:list-item>
          <text:p text:style-name="P35">For multiple clients case, we ran tests with <text:span text:style-name="T9">2 </text:span><text:span text:style-name="T10">or</text:span><text:span text:style-name="T9"> 3</text:span><text:span text:style-name="T7"> clients accessing </text:span>simultan<text:span text:style-name="T7">eously</text:span>. </text:p>
        </text:list-item>
      </text:list>
      <text:p text:style-name="P3"/>
      <text:p text:style-name="P4">Test Case 1 : <text:s/><text:span text:style-name="T4">Relay Test Case</text:span></text:p>
      <text:p text:style-name="P7"/>
      <text:p text:style-name="P4"/>
      <text:p text:style-name="P12"><text:s/>compute-0-0 <text:span text:style-name="T6">&lt;</text:span>-----<text:span text:style-name="T6">&gt;</text:span> compute-0-1 <text:span text:style-name="T6">&lt;</text:span>-----<text:span text:style-name="T6">&gt;</text:span> compute-0-2 <text:span text:style-name="T6">&lt;</text:span>------<text:span text:style-name="T6">&gt;</text:span> compute-0-3 </text:p>
      <text:p text:style-name="P12"/>
      <text:p text:style-name="P12"/>
      <text:p text:style-name="P12">Here we try to search a file from compute-0-0 and the file <text:span text:style-name="T13">is</text:span> served by compute-0-3. This is to test that the request are relayed properly. </text:p>
      <text:p text:style-name="P12"/>
      <text:p text:style-name="P12"><draw:frame draw:style-name="fr1" draw:name="Object3" text:anchor-type="paragraph" svg:y="0.164cm" svg:width="12.82cm" svg:height="4.937cm" draw:z-index="0"><draw:object xlink:href="./Object 3" xlink:type="simple" xlink:show="embed" xlink:actuate="onLoad"/><draw:image xlink:href="./ObjectReplacements/Object 3" xlink:type="simple" xlink:show="embed" xlink:actuate="onLoad"/></draw:frame> </text:p>
      <text:p text:style-name="P1"/>
      <text:p text:style-name="P1"/>
      <text:p text:style-name="P1"/>
      <text:p text:style-name="P1"/>
      <text:p text:style-name="P1"/>
      <text:p text:style-name="P1"/>
      <text:p text:style-name="P1"/>
      <text:p text:style-name="P1"/>
      <text:p text:style-name="P1"/>
      <text:p text:style-name="P1"/>
      <text:p text:style-name="P4"/>
      <text:p text:style-name="P4">Test Case 2 : <text:s/><text:span text:style-name="T5">Star Test Case <text:s/></text:span><text:span text:style-name="T14">with 4 nodes</text:span></text:p>
      <text:p text:style-name="P4"/>
      <text:p text:style-name="P21">compute-0-0 - Peers: compute-0-1, compute-0-2, compute-0-3 </text:p>
      <text:p text:style-name="P21">compute-0-1 - Peers: compute-0-0, compute-0-2, compute-0-3 </text:p>
      <text:p text:style-name="P21">compute-0-2 - Peers: compute-0-0, compute-0-1, compute-0-3 </text:p>
      <text:p text:style-name="P21">compute-0-3 - Peers: compute-0-0, compute-0-1, compute-0-2 </text:p>
      <text:p text:style-name="P2"/>
      <text:p text:style-name="P1"/>
      <text:p text:style-name="P1"><draw:frame draw:style-name="fr1" draw:name="Object1" text:anchor-type="paragraph" svg:y="0.474cm" svg:width="13.125cm" svg:height="4.897cm" draw:z-index="1"><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
      <text:p text:style-name="P4"/>
      <text:p text:style-name="P4"/>
      <text:p text:style-name="P4"/>
      <text:p text:style-name="P4"/>
      <text:p text:style-name="P4"><text:soft-page-break/>Test Case <text:span text:style-name="T3">3</text:span> : <text:span text:style-name="T16">Mesh</text:span><text:span text:style-name="T14"> Test Case with 10 nodes</text:span></text:p>
      <text:p text:style-name="P9"/>
      <text:p text:style-name="P13">10 Nodes : compute-0-0, compute-0-1, compute-0-2, compute-0-3, compute-0-<text:span text:style-name="T15">10</text:span>, compute-0-5, compute-0-6, compute-0-7, compute-0-8, compute-0-9 </text:p>
      <text:p text:style-name="P13"/>
      <text:p text:style-name="P13"><text:s text:c="4"/>compute-0-0 ------- compute-0-1 ------- compute-0-2 </text:p>
      <text:p text:style-name="P13"><text:s text:c="8"/>| <text:s text:c="33"/>| <text:s text:c="30"/>| </text:p>
      <text:p text:style-name="P13"><text:s text:c="8"/>| <text:s text:c="33"/>| <text:s text:c="30"/>| </text:p>
      <text:p text:style-name="P13"><text:s text:c="4"/>compute-0-3 ------- compute-0-<text:span text:style-name="T15">10</text:span>------- compute-0-5 </text:p>
      <text:p text:style-name="P13"><text:s text:c="8"/>| <text:s text:c="33"/>| <text:s text:c="30"/>| </text:p>
      <text:p text:style-name="P13"><text:s text:c="8"/>| <text:s text:c="33"/>| <text:s text:c="30"/>| </text:p>
      <text:p text:style-name="P13"><text:s text:c="4"/>compute-0-6 ------- compute-0-7 ------- compute-0-8 </text:p>
      <text:p text:style-name="P13"><text:s text:c="8"/>| </text:p>
      <text:p text:style-name="P13"><text:s text:c="8"/>| </text:p>
      <text:p text:style-name="P13"><text:s text:c="4"/>compute-0-9 </text:p>
      <text:p text:style-name="P13"/>
      <text:p text:style-name="P17">compute-0-0 - Peers : compute-0-1, compute-0-3 </text:p>
      <text:p text:style-name="P17">compute-0-1 - Peers : compute-0-0, compute-0-10, compute-0-2 </text:p>
      <text:p text:style-name="P17">compute-0-2 - Peers : compute-0-1, compute-0-5 </text:p>
      <text:p text:style-name="P17">compute-0-3 - Peers : compute-0-0, compute-0-10, compute-0-6 </text:p>
      <text:p text:style-name="P17">compute-0-10 - Peers : compute-0-1, compute-0-5, compute-0-7, compute-0-3 </text:p>
      <text:p text:style-name="P17">compute-0-5 - Peers : compute-0-2, compute-0-10, compute-0-8 </text:p>
      <text:p text:style-name="P17">compute-0-6 - Peers : compute-0-3, compute-0-7, compute-0-9 </text:p>
      <text:p text:style-name="P17">compute-0-7 - Peers : compute-0-6, compute-0-10, compute-0-8 </text:p>
      <text:p text:style-name="P17">compute-0-8 - Peers : compute-0-5, compute-0-7 </text:p>
      <text:p text:style-name="P17">compute-0-9 - Peers : compute-0-6</text:p>
      <text:p text:style-name="P8"/>
      <text:p text:style-name="P2"><draw:frame draw:style-name="fr2" draw:name="Object2" text:anchor-type="paragraph" svg:x="3.233cm" svg:y="0.153cm" svg:width="11.123cm" svg:height="4.937cm" draw:z-index="2"><draw:object xlink:href="./Object 2" xlink:type="simple" xlink:show="embed" xlink:actuate="onLoad"/><draw:image xlink:href="./ObjectReplacements/Object 2" xlink:type="simple" xlink:show="embed" xlink:actuate="onLoad"/></draw:frame></text:p>
      <text:p text:style-name="P1"/>
      <text:p text:style-name="P1"/>
      <text:p text:style-name="P22"/>
      <text:p text:style-name="P21"/>
      <text:p text:style-name="P1"/>
      <text:p text:style-name="P1"/>
      <text:p text:style-name="P1"/>
      <text:p text:style-name="P1"/>
      <text:p text:style-name="P23"/>
      <text:p text:style-name="P23"/>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st Case <text:span text:style-name="T16">4</text:span> : <text:span text:style-name="T16">Mesh</text:span><text:span text:style-name="T14"> Test Case with 1</text:span><text:span text:style-name="T16">2 nodes</text:span></text:p>
      <text:p text:style-name="P10"/>
      <text:p text:style-name="P15">10 Nodes : compute-0-0, compute-0-1, compute-0-2, compute-0-3, compute-0-<text:span text:style-name="T15">10</text:span>, compute-0-5, compute-0-6, compute-0-7, compute-0-8, compute-0-9, <text:span text:style-name="T16">compute-0-11, compute-0-12</text:span></text:p>
      <text:p text:style-name="P18"/>
      <text:p text:style-name="P18"/>
      <text:p text:style-name="P19"><text:s text:c="4"/>compute-0-0 ------- compute-0-1 ------- compute-0-2 </text:p>
      <text:p text:style-name="P19"><text:s text:c="8"/>| <text:s text:c="33"/>| <text:s text:c="30"/>| </text:p>
      <text:p text:style-name="P19"><text:s text:c="8"/>| <text:s text:c="33"/>| <text:s text:c="30"/>| </text:p>
      <text:p text:style-name="P19"><text:s text:c="4"/>compute-0-3 ------- compute-0-12 ------- compute-0-5 </text:p>
      <text:p text:style-name="P19"><text:s text:c="8"/>| <text:s text:c="33"/>| <text:s text:c="32"/>| </text:p>
      <text:p text:style-name="P19"><text:s text:c="8"/>| <text:s text:c="33"/>| <text:s text:c="32"/>| </text:p>
      <text:p text:style-name="P19"><text:s text:c="4"/>compute-0-6 ------- compute-0-7 ------- compute-0-8 </text:p>
      <text:p text:style-name="P19"><text:s text:c="8"/>| <text:s text:c="33"/>| <text:s text:c="30"/>| </text:p>
      <text:p text:style-name="P19"><text:s text:c="8"/>| <text:s text:c="33"/>| <text:s text:c="30"/>| </text:p>
      <text:p text:style-name="P19"><text:s text:c="4"/>compute-0-9 ------- compute-0-10 ------ compute-0-11 </text:p>
      <text:p text:style-name="P19"/>
      <text:p text:style-name="P19"/>
      <text:p text:style-name="P19"/>
      <text:p text:style-name="P17">compute-0-0 - Peers : compute-0-1, compute-0-3 </text:p>
      <text:p text:style-name="P17">compute-0-1 - Peers : compute-0-0, compute-0-12, compute-0-2 </text:p>
      <text:p text:style-name="P17">compute-0-2 - Peers : compute-0-1, compute-0-5 </text:p>
      <text:p text:style-name="P17">compute-0-3 - Peers : compute-0-0, compute-0-12, compute-0-6 </text:p>
      <text:p text:style-name="P17">compute-0-12 - Peers : compute-0-1, compute-0-5, compute-0-7, compute-0-3 </text:p>
      <text:p text:style-name="P17">compute-0-5 - Peers : compute-0-2, compute-0-12, compute-0-8 </text:p>
      <text:p text:style-name="P17">compute-0-6 - Peers : compute-0-3, compute-0-7, compute-0-9 </text:p>
      <text:p text:style-name="P17">compute-0-7 - Peers : compute-0-6, compute-0-12, compute-0-8, compute-0-10 </text:p>
      <text:p text:style-name="P17">compute-0-8 - Peers : compute-0-5, compute-0-7, compute-0-11 </text:p>
      <text:p text:style-name="P17">compute-0-9 - Peers : compute-0-6, compute-0-10 </text:p>
      <text:p text:style-name="P17">compute-0-10 - Peers : compute-0-9, compute-0-7, compute-0-11 </text:p>
      <text:p text:style-name="P17">compute-0-11 - Peers : compute-0-8, compute-0-10</text:p>
      <text:p text:style-name="P17"/>
      <text:p text:style-name="P18"/>
      <text:p text:style-name="P18"/>
      <text:p text:style-name="P15"><draw:frame draw:style-name="fr3" draw:name="Object4" text:anchor-type="paragraph" svg:width="11.123cm" svg:height="4.937cm" draw:z-index="3"><draw:object xlink:href="./Object 4" xlink:type="simple" xlink:show="embed" xlink:actuate="onLoad"/><draw:image xlink:href="./ObjectReplacements/Object 4" xlink:type="simple" xlink:show="embed" xlink:actuate="onLoad"/></draw:frame>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6"><text:soft-page-break/>Test Case <text:span text:style-name="T18">5</text:span> : <text:span text:style-name="T17">Star</text:span><text:span text:style-name="T14"> Test Case with 1</text:span><text:span text:style-name="T17">0 nodes</text:span></text:p>
      <text:p text:style-name="P11"/>
      <text:p text:style-name="P15">10 Nodes : compute-0-0, compute-0-1, compute-0-2, compute-0-3, compute-0-<text:span text:style-name="T15">10</text:span>, compute-0-5, compute-0-6, compute-0-7, compute-0-8, compute-0-9</text:p>
      <text:p text:style-name="P15"/>
      <text:p text:style-name="P16"/>
      <text:p text:style-name="P20">compute-0-0 - Peers : compute-0-1, compute-0-2, compute-0-3, compute-0-10, compute-0-5, compute-0-6, compute-0-7, compute-0-8, compute-0-9 </text:p>
      <text:p text:style-name="P20">compute-0-1 - Peers : compute-0-0, compute-0-2, compute-0-3, compute-0-10, compute-0-5, compute-0-6, compute-0-7, compute-0-8, compute-0-9 </text:p>
      <text:p text:style-name="P20">compute-0-2 - Peers : compute-0-0, compute-0-1, compute-0-3, compute-0-10, compute-0-5, compute-0-6, compute-0-7, compute-0-8, compute-0-9 </text:p>
      <text:p text:style-name="P20">compute-0-3 - Peers : compute-0-0, compute-0-1, compute-0-2, compute-0-10, compute-0-5, compute-0-6, compute-0-7, compute-0-8, compute-0-9 </text:p>
      <text:p text:style-name="P20">compute-0-10 - Peers : compute-0-0, compute-0-1, compute-0-2, compute-0-3, compute-0-5, compute-0-6, compute-0-7, compute-0-8, compute-0-9 </text:p>
      <text:p text:style-name="P20">compute-0-5 - Peers : compute-0-0, compute-0-1, compute-0-2, compute-0-3, compute-0-10, compute-0-6, compute-0-7, compute-0-8, compute-0-9 </text:p>
      <text:p text:style-name="P20">compute-0-6 - Peers : compute-0-0, compute-0-1, compute-0-2, compute-0-3, compute-0-10, compute-0-5, compute-0-7, compute-0-8, compute-0-9 </text:p>
      <text:p text:style-name="P20">compute-0-7 - Peers : compute-0-0, compute-0-1, compute-0-2, compute-0-3, compute-0-10, compute-0-5, compute-0-6, compute-0-8, compute-0-9 </text:p>
      <text:p text:style-name="P20">compute-0-8 - Peers : compute-0-0, compute-0-1, compute-0-2, compute-0-3, compute-0-10, compute-0-5, compute-0-6, compute-0-7, compute-0-9 </text:p>
      <text:p text:style-name="P20">compute-0-9 - Peers : compute-0-0, compute-0-1, compute-0-2, compute-0-3, compute-0-10, compute-0-5, compute-0-6, compute-0-7, compute-0-8</text:p>
      <text:p text:style-name="P15"/>
      <text:p text:style-name="P15"/>
      <text:p text:style-name="P15"/>
      <text:p text:style-name="P15"/>
      <text:p text:style-name="P15"><draw:frame draw:style-name="fr3" draw:name="Object5" text:anchor-type="paragraph" svg:width="11.545cm" svg:height="4.937cm" draw:z-index="4"><draw:object xlink:href="./Object 5" xlink:type="simple" xlink:show="embed" xlink:actuate="onLoad"/><draw:image xlink:href="./ObjectReplacements/Object 5"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0"><text:soft-page-break/>Analysis : </text:p>
      <text:p text:style-name="P30"/>
      <text:p text:style-name="P26"/>
      <text:p text:style-name="P24"><text:span text:style-name="T24">Analyzing the number of calls made from the logs we found that i</text:span>n PA2 <text:s/>number of RPC calls made <text:span text:style-name="T24">to search for a file </text:span>is very high compared to number of calls made in PA1. <text:span text:style-name="T25">(Unfortunately could not use tcpdump or wireshark utilities on the Linux machines as we don't have root privileges on them).</text:span></text:p>
      <text:p text:style-name="P26"/>
      <text:p text:style-name="P24"><text:span text:style-name="T19">Number of RPC calls made to fetch the file remains the same in PA1 and PA2. </text:span><text:span text:style-name="T20">This is dependent on the size of the file. In each call, 4096 bytes of data </text:span><text:span text:style-name="T22">is read and transferred.</text:span></text:p>
      <text:p text:style-name="P27"/>
      <text:p text:style-name="P25"><text:span text:style-name="T20">In PA1, one RPC call was made </text:span><text:span text:style-name="T26">to the Index server to</text:span><text:span text:style-name="T20"> get the location of the file. All subsequent calls </text:span><text:span text:style-name="T21">were related to actual file transfer. In PA2, </text:span><text:span text:style-name="T26">the number</text:span><text:span text:style-name="T21"> of RPC calls to get the file location is comparatively higher than PA1. On that note, time taken to find the file location is relatively higher than PA1. <text:s/></text:span></text:p>
      <text:p text:style-name="P28"/>
      <text:p text:style-name="P25"><text:span text:style-name="T23">In spite of having a MAXTTL of 4 and a broadcast to all once the file is found, number of </text:span><text:span text:style-name="T23">search calls exchanged is quite high .</text:span></text:p>
      <text:p text:style-name="P29"/>
      <text:p text:style-name="P36">However we do not depend on one node to give us the file location. Index server <text:span text:style-name="T26">responsibility</text:span> is <text:span text:style-name="T26">now scattered to all peers</text:span> and <text:span text:style-name="T26">hence</text:span> is no more a bottle neck. <text:s/></text:p>
      <text:p text:style-name="P36"/>
      <text:p text:style-name="P37"><text:span text:style-name="T26">In our implementation we are caching the results of the previous queries in each peers local cache. And for future requests we send these results. <text:s/></text:span>With our caching feature that we have in our project, time taken to search a file should get reduced as time progresses. <text:line-break/><text:line-break/><text:span text:style-name="T12">Possible improvement : </text:span></text:p>
      <text:p text:style-name="P36"><text:span text:style-name="T26"><text:tab/>Today if a peer's name is not listed against the requested file we relay request to it again. We do this because, we want to make sure that if the file was added later, we should be able to detect it. However, if the file was not dynamically added (which is the case with us today) this call is a waste.</text:span></text:p>
      <text:p text:style-name="P36"><text:span text:style-name="T26"><text:tab/>A possible improvement would be for the peers to send a negative hitqiery (concept similar to negative dentry cache) and we could cache it. So, next time we get a query we don't blindly relay the query to peers. Instead if there is already a negative entry against that peer, we don't bother relaying the query to it. This would reduce the network traffic generated. However, with this there should be periodic timing out of negative entries or clearing of negative entries when the peer starts serving a file which <text:s/>it was not in the past.</text:span></text:p>
      <text:p text:style-name="P36"><text:span text:style-name="T26"/></text:p>
      <text:p text:style-name="P39"><text:span text:style-name="T27">Multiple client query (possible improvement) :</text:span></text:p>
      <text:p text:style-name="P37"><text:span text:style-name="T27"><text:tab/></text:span><text:span text:style-name="T28">We found that when multiple clients were trying to access the same file the network traffic was high as two queries were generated for the same file.</text:span></text:p>
      <text:p text:style-name="P37"><text:span text:style-name="T28"><text:tab/>A possible improvement would be : the peer server which initiates the query (in our case the peer server which is processing the search_1_svc) can check if there is already a pending request for the same file. If yes, just wait for that query to complete as it would fetch the needed results anyway.</text:span></text:p>
      <text:p text:style-name="P38"><text:span text:style-name="T29">For this the comparison would have to be filename and not sequence number (like we do to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letter-kerning="true" style:font-name-asian="Albany AMT1"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size="12pt" style:font-name-asian="OpenSymbol" style:font-size-asian="10.5pt" style:font-name-complex="OpenSymbol" style:font-size-complex="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amu </meta:initial-creator>
    <meta:creation-date>2011-02-28T18:25:46</meta:creation-date>
    <meta:generator>OpenOffice.org/3.2$Linux OpenOffice.org_project/320m19$Build-9505</meta:generator>
    <dc:date>2011-03-31T19:36:09</dc:date>
    <meta:editing-duration>PT02H39M18S</meta:editing-duration>
    <meta:editing-cycles>38</meta:editing-cycles>
    <dc:creator>Sanjeev </dc:creator>
    <meta:document-statistic meta:table-count="0" meta:image-count="0" meta:object-count="5" meta:page-count="5" meta:paragraph-count="87" meta:word-count="1081" meta:character-count="81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8209in"/>
    </style:style>
    <style:style style:name="co3" style:family="table-column">
      <style:table-column-properties fo:break-before="auto" style:column-width="1.3543in"/>
    </style:style>
    <style:style style:name="co4" style:family="table-column">
      <style:table-column-properties fo:break-before="auto" style:column-width="1.0811in"/>
    </style:style>
    <style:style style:name="ro1" style:family="table-row">
      <style:table-row-properties style:row-height="0.178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211in" fo:break-before="auto" style:use-optimal-row-height="true"/>
    </style:style>
    <style:style style:name="ro4" style:family="table-row">
      <style:table-row-properties style:row-height="0.3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fo:wrap-option="wrap" fo:border="0.0008in solid #000000" style:vertical-align="middle"/>
      <style:paragraph-properties fo:text-align="center"/>
      <style:text-properties fo:font-size="12pt" style:font-size-asian="12pt" style:font-size-complex="12pt"/>
    </style:style>
    <style:style style:name="ce3" style:family="table-cell" style:parent-style-name="Default">
      <style:table-cell-properties style:text-align-source="fix" style:repeat-content="false" fo:wrap-option="wrap" fo:border="0.0008in solid #000000" style:vertical-align="middle"/>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4">
          <table:table-cell table:number-columns-repeated="5"/>
        </table:table-row>
        <table:table-row table:style-name="ro2">
          <table:table-cell/>
          <table:table-cell table:style-name="ce1" office:value-type="string" table:number-columns-spanned="4" table:number-rows-spanned="1">
            <text:p>Star-4</text:p>
          </table:table-cell>
          <table:covered-table-cell table:style-name="ce4"/>
          <table:covered-table-cell table:style-name="ce4"/>
          <table:covered-table-cell table:style-name="ce4"/>
        </table:table-row>
        <table:table-row table:style-name="ro3">
          <table:table-cell/>
          <table:table-cell table:style-name="ce2" office:value-type="string">
            <text:p>File Size</text:p>
          </table:table-cell>
          <table:table-cell table:style-name="ce2" office:value-type="string">
            <text:p>Requestor</text:p>
          </table:table-cell>
          <table:table-cell table:style-name="ce2" office:value-type="string">
            <text:p>Provider</text:p>
          </table:table-cell>
          <table:table-cell table:style-name="ce2" office:value-type="string">
            <text:p>Time</text:p>
          </table:table-cell>
        </table:table-row>
        <table:table-row table:style-name="ro3">
          <table:table-cell/>
          <table:table-cell table:style-name="ce2" office:value-type="string">
            <text:p>1k</text:p>
          </table:table-cell>
          <table:table-cell table:style-name="ce2" office:value-type="string">
            <text:p>compute-0-0</text:p>
          </table:table-cell>
          <table:table-cell table:style-name="ce2" office:value-type="string">
            <text:p>compute-0-3</text:p>
          </table:table-cell>
          <table:table-cell table:style-name="ce2" office:value-type="float" office:value="34.281">
            <text:p>34.28</text:p>
          </table:table-cell>
        </table:table-row>
        <table:table-row table:style-name="ro3">
          <table:table-cell/>
          <table:table-cell table:style-name="ce2" office:value-type="string">
            <text:p>2k</text:p>
          </table:table-cell>
          <table:table-cell table:style-name="ce2" office:value-type="string">
            <text:p>compute-0-0</text:p>
          </table:table-cell>
          <table:table-cell table:style-name="ce2" office:value-type="string">
            <text:p>compute-0-1, 0-2</text:p>
          </table:table-cell>
          <table:table-cell table:style-name="ce2" office:value-type="float" office:value="1.315">
            <text:p>1.32</text:p>
          </table:table-cell>
        </table:table-row>
        <table:table-row table:style-name="ro3">
          <table:table-cell/>
          <table:table-cell table:style-name="ce2" office:value-type="string">
            <text:p>4k</text:p>
          </table:table-cell>
          <table:table-cell table:style-name="ce2" office:value-type="string">
            <text:p>compute-0-0</text:p>
          </table:table-cell>
          <table:table-cell table:style-name="ce2" office:value-type="string">
            <text:p>compute-0-1</text:p>
          </table:table-cell>
          <table:table-cell table:style-name="ce2" office:value-type="float" office:value="9.812">
            <text:p>9.81</text:p>
          </table:table-cell>
        </table:table-row>
        <table:table-row table:style-name="ro3">
          <table:table-cell/>
          <table:table-cell table:style-name="ce2" office:value-type="string">
            <text:p>8k</text:p>
          </table:table-cell>
          <table:table-cell table:style-name="ce2" office:value-type="string">
            <text:p>compute-0-0</text:p>
          </table:table-cell>
          <table:table-cell table:style-name="ce2" office:value-type="string">
            <text:p>compute-0-3</text:p>
          </table:table-cell>
          <table:table-cell table:style-name="ce2" office:value-type="float" office:value="17.63">
            <text:p>17.63</text:p>
          </table:table-cell>
        </table:table-row>
        <table:table-row table:style-name="ro3">
          <table:table-cell/>
          <table:table-cell table:style-name="ce3" office:value-type="string" table:number-columns-spanned="4" table:number-rows-spanned="1">
            <text:p>Multiple requests</text:p>
          </table:table-cell>
          <table:covered-table-cell table:style-name="ce4"/>
          <table:covered-table-cell table:style-name="ce4"/>
          <table:covered-table-cell table:style-name="ce4"/>
        </table:table-row>
        <table:table-row table:style-name="ro4">
          <table:table-cell/>
          <table:table-cell table:style-name="ce2" office:value-type="string">
            <text:p>8k</text:p>
          </table:table-cell>
          <table:table-cell table:style-name="ce2" office:value-type="string">
            <text:p>Compute-0-0, 0-1, 0-2</text:p>
          </table:table-cell>
          <table:table-cell table:style-name="ce2" office:value-type="string">
            <text:p>compute-0-3</text:p>
          </table:table-cell>
          <table:table-cell table:style-name="ce2" office:value-type="string">
            <text:p>17.711 / 17.68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table-cell-properties style:decimal-places="2"/>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31">03/31/2011</text:date>, <text:time>19:15: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563in"/>
    </style:style>
    <style:style style:name="co3" style:family="table-column">
      <style:table-column-properties fo:break-before="auto" style:column-width="1.3543in"/>
    </style:style>
    <style:style style:name="ro1" style:family="table-row">
      <style:table-row-properties style:row-height="0.178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211in" fo:break-before="auto" style:use-optimal-row-height="true"/>
    </style:style>
    <style:style style:name="ro4" style:family="table-row">
      <style:table-row-properties style:row-height="0.3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fo:wrap-option="wrap" fo:border="0.0008in solid #000000" style:vertical-align="middle"/>
      <style:paragraph-properties fo:text-align="center"/>
      <style:text-properties fo:font-size="12pt" style:font-size-asian="12pt" style:font-size-complex="12pt"/>
    </style:style>
    <style:style style:name="ce3" style:family="table-cell" style:parent-style-name="Default">
      <style:table-cell-properties style:text-align-source="fix" style:repeat-content="false" fo:wrap-option="wrap" fo:border="0.0008in solid #000000" style:vertical-align="middle"/>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6" table:default-cell-style-name="Default"/>
        <table:table-column table:style-name="co1" table:default-cell-style-name="ce2"/>
        <table:table-column table:style-name="co2" table:default-cell-style-name="ce2"/>
        <table:table-column table:style-name="co3" table:default-cell-style-name="ce2"/>
        <table:table-column table:style-name="co1" table:default-cell-style-name="ce2"/>
        <table:table-row table:style-name="ro1" table:number-rows-repeated="2">
          <table:table-cell table:number-columns-repeated="6"/>
          <table:table-cell table:style-name="Default" table:number-columns-repeated="4"/>
        </table:table-row>
        <table:table-row table:style-name="ro2">
          <table:table-cell table:number-columns-repeated="6"/>
          <table:table-cell table:style-name="ce1" office:value-type="string" table:number-columns-spanned="4" table:number-rows-spanned="1">
            <text:p>Mesh-10</text:p>
          </table:table-cell>
          <table:covered-table-cell table:style-name="ce4"/>
          <table:covered-table-cell table:style-name="ce4"/>
          <table:covered-table-cell table:style-name="ce4"/>
        </table:table-row>
        <table:table-row table:style-name="ro3">
          <table:table-cell table:number-columns-repeated="6"/>
          <table:table-cell office:value-type="string">
            <text:p>File Size</text:p>
          </table:table-cell>
          <table:table-cell office:value-type="string">
            <text:p>Requestor</text:p>
          </table:table-cell>
          <table:table-cell office:value-type="string">
            <text:p>Provider</text:p>
          </table:table-cell>
          <table:table-cell office:value-type="string">
            <text:p>Time</text:p>
          </table:table-cell>
        </table:table-row>
        <table:table-row table:style-name="ro3">
          <table:table-cell table:number-columns-repeated="6"/>
          <table:table-cell office:value-type="string">
            <text:p>1k</text:p>
          </table:table-cell>
          <table:table-cell office:value-type="string">
            <text:p>compute-0-1</text:p>
          </table:table-cell>
          <table:table-cell office:value-type="string">
            <text:p>compute-0-3</text:p>
          </table:table-cell>
          <table:table-cell office:value-type="float" office:value="34.076">
            <text:p>34.08</text:p>
          </table:table-cell>
        </table:table-row>
        <table:table-row table:style-name="ro3">
          <table:table-cell table:number-columns-repeated="6"/>
          <table:table-cell office:value-type="string">
            <text:p>2k</text:p>
          </table:table-cell>
          <table:table-cell office:value-type="string">
            <text:p>compute-0-3</text:p>
          </table:table-cell>
          <table:table-cell office:value-type="string">
            <text:p>compute-0-10</text:p>
          </table:table-cell>
          <table:table-cell office:value-type="float" office:value="1.764">
            <text:p>1.76</text:p>
          </table:table-cell>
        </table:table-row>
        <table:table-row table:style-name="ro3">
          <table:table-cell table:number-columns-repeated="6"/>
          <table:table-cell office:value-type="string">
            <text:p>4k</text:p>
          </table:table-cell>
          <table:table-cell office:value-type="string">
            <text:p>compute-0-7</text:p>
          </table:table-cell>
          <table:table-cell office:value-type="string">
            <text:p>compute-0-1</text:p>
          </table:table-cell>
          <table:table-cell office:value-type="float" office:value="9.556">
            <text:p>9.56</text:p>
          </table:table-cell>
        </table:table-row>
        <table:table-row table:style-name="ro3">
          <table:table-cell table:number-columns-repeated="6"/>
          <table:table-cell office:value-type="string">
            <text:p>8k</text:p>
          </table:table-cell>
          <table:table-cell office:value-type="string">
            <text:p>compute-0-0</text:p>
          </table:table-cell>
          <table:table-cell office:value-type="string">
            <text:p>compute-0-9</text:p>
          </table:table-cell>
          <table:table-cell office:value-type="float" office:value="17.354">
            <text:p>17.35</text:p>
          </table:table-cell>
        </table:table-row>
        <table:table-row table:style-name="ro3">
          <table:table-cell table:number-columns-repeated="6"/>
          <table:table-cell table:style-name="ce3" office:value-type="string" table:number-columns-spanned="4" table:number-rows-spanned="1">
            <text:p>Multiple requests</text:p>
          </table:table-cell>
          <table:covered-table-cell table:style-name="ce4"/>
          <table:covered-table-cell table:style-name="ce4"/>
          <table:covered-table-cell table:style-name="ce4"/>
        </table:table-row>
        <table:table-row table:style-name="ro4">
          <table:table-cell table:number-columns-repeated="6"/>
          <table:table-cell office:value-type="string">
            <text:p>8k</text:p>
          </table:table-cell>
          <table:table-cell office:value-type="string">
            <text:p>compute-0-0, 0-1</text:p>
          </table:table-cell>
          <table:table-cell office:value-type="string">
            <text:p>compute-0-9</text:p>
          </table:table-cell>
          <table:table-cell office:value-type="string">
            <text:p>17.612 / 17.97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table-cell-properties style:decimal-places="2"/>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31">03/31/2011</text:date>, <text:time>17:39: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7382in"/>
    </style:style>
    <style:style style:name="co3" style:family="table-column">
      <style:table-column-properties fo:break-before="auto" style:column-width="1.3543in"/>
    </style:style>
    <style:style style:name="co4" style:family="table-column">
      <style:table-column-properties fo:break-before="auto" style:column-width="1.0811in"/>
    </style:style>
    <style:style style:name="ro1" style:family="table-row">
      <style:table-row-properties style:row-height="0.178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211in" fo:break-before="auto" style:use-optimal-row-height="true"/>
    </style:style>
    <style:style style:name="ro4" style:family="table-row">
      <style:table-row-properties style:row-height="0.3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fo:wrap-option="wrap" fo:border="0.0008in solid #000000" style:vertical-align="middle"/>
      <style:paragraph-properties fo:text-align="center"/>
      <style:text-properties fo:font-size="12pt" style:font-size-asian="12pt" style:font-size-complex="12pt"/>
    </style:style>
    <style:style style:name="ce3" style:family="table-cell" style:parent-style-name="Default">
      <style:table-cell-properties style:text-align-source="fix" style:repeat-content="false" fo:wrap-option="wrap" fo:border="0.0008in solid #000000" style:vertical-align="middle"/>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1" table:default-cell-style-name="ce2"/>
        <table:table-column table:style-name="co2" table:default-cell-style-name="ce2"/>
        <table:table-column table:style-name="co3" table:default-cell-style-name="ce2"/>
        <table:table-column table:style-name="co4" table:default-cell-style-name="ce2"/>
        <table:table-row table:style-name="ro1" table:number-rows-repeated="2">
          <table:table-cell/>
          <table:table-cell table:style-name="Default" table:number-columns-repeated="4"/>
        </table:table-row>
        <table:table-row table:style-name="ro2">
          <table:table-cell/>
          <table:table-cell table:style-name="ce1" office:value-type="string" table:number-columns-spanned="4" table:number-rows-spanned="1">
            <text:p>Relay</text:p>
          </table:table-cell>
          <table:covered-table-cell table:style-name="ce4"/>
          <table:covered-table-cell table:style-name="ce4"/>
          <table:covered-table-cell table:style-name="ce4"/>
        </table:table-row>
        <table:table-row table:style-name="ro3">
          <table:table-cell/>
          <table:table-cell office:value-type="string">
            <text:p>File Size</text:p>
          </table:table-cell>
          <table:table-cell office:value-type="string">
            <text:p>Requestor</text:p>
          </table:table-cell>
          <table:table-cell office:value-type="string">
            <text:p>Provider</text:p>
          </table:table-cell>
          <table:table-cell office:value-type="string">
            <text:p>Time</text:p>
          </table:table-cell>
        </table:table-row>
        <table:table-row table:style-name="ro3">
          <table:table-cell/>
          <table:table-cell office:value-type="string">
            <text:p>1k</text:p>
          </table:table-cell>
          <table:table-cell office:value-type="string">
            <text:p>compute-0-0</text:p>
          </table:table-cell>
          <table:table-cell office:value-type="string">
            <text:p>compute-0-3</text:p>
          </table:table-cell>
          <table:table-cell office:value-type="float" office:value="34.528">
            <text:p>34.53</text:p>
          </table:table-cell>
        </table:table-row>
        <table:table-row table:style-name="ro3">
          <table:table-cell/>
          <table:table-cell office:value-type="string">
            <text:p>2k</text:p>
          </table:table-cell>
          <table:table-cell office:value-type="string">
            <text:p>compute-0-0</text:p>
          </table:table-cell>
          <table:table-cell office:value-type="string">
            <text:p>compute-0-1, 0-2</text:p>
          </table:table-cell>
          <table:table-cell office:value-type="float" office:value="0.911">
            <text:p>0.91</text:p>
          </table:table-cell>
        </table:table-row>
        <table:table-row table:style-name="ro3">
          <table:table-cell/>
          <table:table-cell office:value-type="string">
            <text:p>4k</text:p>
          </table:table-cell>
          <table:table-cell office:value-type="string">
            <text:p>compute-0-0</text:p>
          </table:table-cell>
          <table:table-cell office:value-type="string">
            <text:p>compute-0-1</text:p>
          </table:table-cell>
          <table:table-cell office:value-type="float" office:value="9.031">
            <text:p>9.03</text:p>
          </table:table-cell>
        </table:table-row>
        <table:table-row table:style-name="ro3">
          <table:table-cell/>
          <table:table-cell office:value-type="string">
            <text:p>8k</text:p>
          </table:table-cell>
          <table:table-cell office:value-type="string">
            <text:p>compute-0-0</text:p>
          </table:table-cell>
          <table:table-cell office:value-type="string">
            <text:p>compute-0-3</text:p>
          </table:table-cell>
          <table:table-cell office:value-type="float" office:value="17.441">
            <text:p>17.44</text:p>
          </table:table-cell>
        </table:table-row>
        <table:table-row table:style-name="ro3">
          <table:table-cell/>
          <table:table-cell table:style-name="ce3" office:value-type="string" table:number-columns-spanned="4" table:number-rows-spanned="1">
            <text:p>Multiple requests</text:p>
          </table:table-cell>
          <table:covered-table-cell table:style-name="ce4"/>
          <table:covered-table-cell table:style-name="ce4"/>
          <table:covered-table-cell table:style-name="ce4"/>
        </table:table-row>
        <table:table-row table:style-name="ro4">
          <table:table-cell/>
          <table:table-cell office:value-type="string">
            <text:p>8k</text:p>
          </table:table-cell>
          <table:table-cell office:value-type="string">
            <text:p>Compute-0-0, 0-1, 0-2</text:p>
          </table:table-cell>
          <table:table-cell office:value-type="string">
            <text:p>compute-0-3</text:p>
          </table:table-cell>
          <table:table-cell office:value-type="string">
            <text:p>17.438 / 17.45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table-cell-properties style:decimal-places="2"/>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31">03/31/2011</text:date>, <text:time>19:15: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563in"/>
    </style:style>
    <style:style style:name="co3" style:family="table-column">
      <style:table-column-properties fo:break-before="auto" style:column-width="1.3543in"/>
    </style:style>
    <style:style style:name="ro1" style:family="table-row">
      <style:table-row-properties style:row-height="0.178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211in" fo:break-before="auto" style:use-optimal-row-height="true"/>
    </style:style>
    <style:style style:name="ro4" style:family="table-row">
      <style:table-row-properties style:row-height="0.3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fo:wrap-option="wrap" fo:border="0.0008in solid #000000" style:vertical-align="middle"/>
      <style:paragraph-properties fo:text-align="center"/>
      <style:text-properties fo:font-size="12pt" style:font-size-asian="12pt" style:font-size-complex="12pt"/>
    </style:style>
    <style:style style:name="ce3" style:family="table-cell" style:parent-style-name="Default">
      <style:table-cell-properties style:text-align-source="fix" style:repeat-content="false" fo:wrap-option="wrap" fo:border="0.0008in solid #000000" style:vertical-align="middle"/>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7"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14">
          <table:table-cell table:number-columns-repeated="10"/>
        </table:table-row>
        <table:table-row table:style-name="ro2">
          <table:table-cell table:number-columns-repeated="6"/>
          <table:table-cell table:style-name="ce1" office:value-type="string" table:number-columns-spanned="4" table:number-rows-spanned="1">
            <text:p>Mesh-12</text:p>
          </table:table-cell>
          <table:covered-table-cell table:style-name="ce4"/>
          <table:covered-table-cell table:style-name="ce4"/>
          <table:covered-table-cell table:style-name="ce4"/>
        </table:table-row>
        <table:table-row table:style-name="ro3">
          <table:table-cell table:number-columns-repeated="6"/>
          <table:table-cell table:style-name="ce2" office:value-type="string">
            <text:p>File Size</text:p>
          </table:table-cell>
          <table:table-cell table:style-name="ce2" office:value-type="string">
            <text:p>Requestor</text:p>
          </table:table-cell>
          <table:table-cell table:style-name="ce2" office:value-type="string">
            <text:p>Provider</text:p>
          </table:table-cell>
          <table:table-cell table:style-name="ce2" office:value-type="string">
            <text:p>Time</text:p>
          </table:table-cell>
        </table:table-row>
        <table:table-row table:style-name="ro3">
          <table:table-cell table:number-columns-repeated="6"/>
          <table:table-cell table:style-name="ce2" office:value-type="string">
            <text:p>1k</text:p>
          </table:table-cell>
          <table:table-cell table:style-name="ce2" office:value-type="string">
            <text:p>compute-0-1</text:p>
          </table:table-cell>
          <table:table-cell table:style-name="ce2" office:value-type="string">
            <text:p>compute-0-3</text:p>
          </table:table-cell>
          <table:table-cell table:style-name="ce2" office:value-type="float" office:value="34.137">
            <text:p>34.14</text:p>
          </table:table-cell>
        </table:table-row>
        <table:table-row table:style-name="ro3">
          <table:table-cell table:number-columns-repeated="6"/>
          <table:table-cell table:style-name="ce2" office:value-type="string">
            <text:p>2k</text:p>
          </table:table-cell>
          <table:table-cell table:style-name="ce2" office:value-type="string">
            <text:p>compute-0-3</text:p>
          </table:table-cell>
          <table:table-cell table:style-name="ce2" office:value-type="string">
            <text:p>compute-0-10</text:p>
          </table:table-cell>
          <table:table-cell table:style-name="ce2" office:value-type="float" office:value="7.437">
            <text:p>7.44</text:p>
          </table:table-cell>
        </table:table-row>
        <table:table-row table:style-name="ro3">
          <table:table-cell table:number-columns-repeated="6"/>
          <table:table-cell table:style-name="ce2" office:value-type="string">
            <text:p>4k</text:p>
          </table:table-cell>
          <table:table-cell table:style-name="ce2" office:value-type="string">
            <text:p>compute-0-0</text:p>
          </table:table-cell>
          <table:table-cell table:style-name="ce2" office:value-type="string">
            <text:p>compute-0-1</text:p>
          </table:table-cell>
          <table:table-cell table:style-name="ce2" office:value-type="float" office:value="9.745">
            <text:p>9.75</text:p>
          </table:table-cell>
        </table:table-row>
        <table:table-row table:style-name="ro3">
          <table:table-cell table:number-columns-repeated="6"/>
          <table:table-cell table:style-name="ce2" office:value-type="string">
            <text:p>8k</text:p>
          </table:table-cell>
          <table:table-cell table:style-name="ce2" office:value-type="string">
            <text:p>compute-0-0</text:p>
          </table:table-cell>
          <table:table-cell table:style-name="ce2" office:value-type="string">
            <text:p>compute-0-9</text:p>
          </table:table-cell>
          <table:table-cell table:style-name="ce2" office:value-type="float" office:value="18.034">
            <text:p>18.03</text:p>
          </table:table-cell>
        </table:table-row>
        <table:table-row table:style-name="ro3">
          <table:table-cell table:number-columns-repeated="6"/>
          <table:table-cell table:style-name="ce3" office:value-type="string" table:number-columns-spanned="4" table:number-rows-spanned="1">
            <text:p>Multiple requests</text:p>
          </table:table-cell>
          <table:covered-table-cell table:style-name="ce4"/>
          <table:covered-table-cell table:style-name="ce4"/>
          <table:covered-table-cell table:style-name="ce4"/>
        </table:table-row>
        <table:table-row table:style-name="ro4">
          <table:table-cell table:number-columns-repeated="6"/>
          <table:table-cell table:style-name="ce2" office:value-type="string">
            <text:p>8k</text:p>
          </table:table-cell>
          <table:table-cell table:style-name="ce2" office:value-type="string">
            <text:p>compute-0-0, 0-1</text:p>
          </table:table-cell>
          <table:table-cell table:style-name="ce2" office:value-type="string">
            <text:p>compute-0-3</text:p>
          </table:table-cell>
          <table:table-cell table:style-name="ce2" office:value-type="string">
            <text:p>17.752 / 17.891</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table-cell-properties style:decimal-places="2"/>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31">03/31/2011</text:date>, <text:time>17:42: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339in"/>
    </style:style>
    <style:style style:name="co3" style:family="table-column">
      <style:table-column-properties fo:break-before="auto" style:column-width="1.3543in"/>
    </style:style>
    <style:style style:name="co4" style:family="table-column">
      <style:table-column-properties fo:break-before="auto" style:column-width="1.0811in"/>
    </style:style>
    <style:style style:name="ro1" style:family="table-row">
      <style:table-row-properties style:row-height="0.178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211in" fo:break-before="auto" style:use-optimal-row-height="true"/>
    </style:style>
    <style:style style:name="ro4" style:family="table-row">
      <style:table-row-properties style:row-height="0.3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fo:wrap-option="wrap" fo:border="0.0008in solid #000000" style:vertical-align="middle"/>
      <style:paragraph-properties fo:text-align="center"/>
      <style:text-properties fo:font-size="12pt" style:font-size-asian="12pt" style:font-size-complex="12pt"/>
    </style:style>
    <style:style style:name="ce3" style:family="table-cell" style:parent-style-name="Default">
      <style:table-cell-properties style:text-align-source="fix" style:repeat-content="false" fo:wrap-option="wrap" fo:border="0.0008in solid #000000" style:vertical-align="middle"/>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5">
          <table:table-cell table:number-columns-repeated="5"/>
        </table:table-row>
        <table:table-row table:style-name="ro2">
          <table:table-cell/>
          <table:table-cell table:style-name="ce1" office:value-type="string" table:number-columns-spanned="4" table:number-rows-spanned="1">
            <text:p>Star-10</text:p>
          </table:table-cell>
          <table:covered-table-cell table:style-name="ce4"/>
          <table:covered-table-cell table:style-name="ce4"/>
          <table:covered-table-cell table:style-name="ce4"/>
        </table:table-row>
        <table:table-row table:style-name="ro3">
          <table:table-cell/>
          <table:table-cell table:style-name="ce2" office:value-type="string">
            <text:p>File Size</text:p>
          </table:table-cell>
          <table:table-cell table:style-name="ce2" office:value-type="string">
            <text:p>Requestor</text:p>
          </table:table-cell>
          <table:table-cell table:style-name="ce2" office:value-type="string">
            <text:p>Provider</text:p>
          </table:table-cell>
          <table:table-cell table:style-name="ce2" office:value-type="string">
            <text:p>Time</text:p>
          </table:table-cell>
        </table:table-row>
        <table:table-row table:style-name="ro3">
          <table:table-cell/>
          <table:table-cell table:style-name="ce2" office:value-type="string">
            <text:p>1k</text:p>
          </table:table-cell>
          <table:table-cell table:style-name="ce2" office:value-type="string">
            <text:p>compute-0-0</text:p>
          </table:table-cell>
          <table:table-cell table:style-name="ce2" office:value-type="string">
            <text:p>compute-0-3</text:p>
          </table:table-cell>
          <table:table-cell table:style-name="ce2" office:value-type="float" office:value="36.281">
            <text:p>36.28</text:p>
          </table:table-cell>
        </table:table-row>
        <table:table-row table:style-name="ro3">
          <table:table-cell/>
          <table:table-cell table:style-name="ce2" office:value-type="string">
            <text:p>2k</text:p>
          </table:table-cell>
          <table:table-cell table:style-name="ce2" office:value-type="string">
            <text:p>compute-0-0</text:p>
          </table:table-cell>
          <table:table-cell table:style-name="ce2" office:value-type="string">
            <text:p>compute-0-10</text:p>
          </table:table-cell>
          <table:table-cell table:style-name="ce2" office:value-type="float" office:value="3.66">
            <text:p>3.66</text:p>
          </table:table-cell>
        </table:table-row>
        <table:table-row table:style-name="ro3">
          <table:table-cell/>
          <table:table-cell table:style-name="ce2" office:value-type="string">
            <text:p>4k</text:p>
          </table:table-cell>
          <table:table-cell table:style-name="ce2" office:value-type="string">
            <text:p>compute-0-0</text:p>
          </table:table-cell>
          <table:table-cell table:style-name="ce2" office:value-type="string">
            <text:p>compute-0-1</text:p>
          </table:table-cell>
          <table:table-cell table:style-name="ce2" office:value-type="float" office:value="11.857">
            <text:p>11.86</text:p>
          </table:table-cell>
        </table:table-row>
        <table:table-row table:style-name="ro3">
          <table:table-cell/>
          <table:table-cell table:style-name="ce2" office:value-type="string">
            <text:p>8k</text:p>
          </table:table-cell>
          <table:table-cell table:style-name="ce2" office:value-type="string">
            <text:p>compute-0-0</text:p>
          </table:table-cell>
          <table:table-cell table:style-name="ce2" office:value-type="string">
            <text:p>compute-0-9</text:p>
          </table:table-cell>
          <table:table-cell table:style-name="ce2" office:value-type="float" office:value="19.874">
            <text:p>19.87</text:p>
          </table:table-cell>
        </table:table-row>
        <table:table-row table:style-name="ro3">
          <table:table-cell/>
          <table:table-cell table:style-name="ce3" office:value-type="string" table:number-columns-spanned="4" table:number-rows-spanned="1">
            <text:p>Multiple requests</text:p>
          </table:table-cell>
          <table:covered-table-cell table:style-name="ce4"/>
          <table:covered-table-cell table:style-name="ce4"/>
          <table:covered-table-cell table:style-name="ce4"/>
        </table:table-row>
        <table:table-row table:style-name="ro4">
          <table:table-cell/>
          <table:table-cell table:style-name="ce2" office:value-type="string">
            <text:p>8k</text:p>
          </table:table-cell>
          <table:table-cell table:style-name="ce2" office:value-type="string">
            <text:p>compute-0-0, 0-1</text:p>
          </table:table-cell>
          <table:table-cell table:style-name="ce2" office:value-type="string">
            <text:p>compute-0-3</text:p>
          </table:table-cell>
          <table:table-cell table:style-name="ce2" office:value-type="string">
            <text:p>19.911 / 19.885</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table-cell-properties style:decimal-places="2"/>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31">03/31/2011</text:date>, <text:time>17:43:10</text:time></text:p>
        </style:region-right>
      </style:header>
      <style:header-left style:display="false"/>
      <style:footer>
        <text:p>Page <text:page-number>1</text:page-number> / <text:page-count>99</text:page-count></text:p>
      </style:footer>
      <style:footer-left style:display="false"/>
    </style:master-page>
  </office:master-styles>
</office:document-styles>
</file>